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11e0b7" officeooo:paragraph-rsid="0011e0b7"/>
    </style:style>
    <style:style style:name="P4" style:family="paragraph" style:parent-style-name="Standard">
      <style:text-properties officeooo:rsid="001d2794" officeooo:paragraph-rsid="001d2794"/>
    </style:style>
    <style:style style:name="P5" style:family="paragraph" style:parent-style-name="Standard">
      <style:text-properties officeooo:rsid="001d3209" officeooo:paragraph-rsid="001d3209"/>
    </style:style>
    <style:style style:name="P6" style:family="paragraph" style:parent-style-name="Standard">
      <style:text-properties officeooo:rsid="001f83b5" officeooo:paragraph-rsid="001f83b5"/>
    </style:style>
    <style:style style:name="P7" style:family="paragraph" style:parent-style-name="Standard">
      <style:text-properties officeooo:rsid="00215040" officeooo:paragraph-rsid="00215040"/>
    </style:style>
    <style:style style:name="P8" style:family="paragraph" style:parent-style-name="Standard">
      <style:text-properties officeooo:rsid="002316b4" officeooo:paragraph-rsid="002316b4"/>
    </style:style>
    <style:style style:name="P9" style:family="paragraph" style:parent-style-name="Standard">
      <style:text-properties officeooo:rsid="002316b4" officeooo:paragraph-rsid="0028ea7b"/>
    </style:style>
    <style:style style:name="P10" style:family="paragraph" style:parent-style-name="Standard">
      <style:text-properties officeooo:rsid="002abcff" officeooo:paragraph-rsid="002abcff"/>
    </style:style>
    <style:style style:name="P11" style:family="paragraph" style:parent-style-name="Standard">
      <style:text-properties officeooo:rsid="002d4afd" officeooo:paragraph-rsid="002d4afd"/>
    </style:style>
    <style:style style:name="P12" style:family="paragraph" style:parent-style-name="Standard">
      <style:text-properties officeooo:rsid="002ed945" officeooo:paragraph-rsid="002ed945"/>
    </style:style>
    <style:style style:name="P13" style:family="paragraph" style:parent-style-name="Standard">
      <style:text-properties officeooo:rsid="00308e57" officeooo:paragraph-rsid="002d4afd"/>
    </style:style>
    <style:style style:name="P14" style:family="paragraph" style:parent-style-name="Standard">
      <style:text-properties officeooo:rsid="00308e57" officeooo:paragraph-rsid="00308e57"/>
    </style:style>
    <style:style style:name="P15" style:family="paragraph" style:parent-style-name="Standard">
      <style:text-properties officeooo:rsid="002abcff" officeooo:paragraph-rsid="002abcff"/>
    </style:style>
    <style:style style:name="T1" style:family="text">
      <style:text-properties officeooo:rsid="0011e0b7"/>
    </style:style>
    <style:style style:name="T2" style:family="text">
      <style:text-properties officeooo:rsid="00155f3e"/>
    </style:style>
    <style:style style:name="T3" style:family="text">
      <style:text-properties officeooo:rsid="0032456d"/>
    </style:style>
    <style:style style:name="T4" style:family="text">
      <style:text-properties officeooo:rsid="003654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 <text:s text:c="5"/>---- <text:s text:c="2"/><text:span text:style-name="T1">also show remote branches along with local branches</text:span>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  <text:p text:style-name="P1"><text:soft-page-break/>However, a local branch can be set up to</text:p>
      <text:p text:style-name="P1"/>
      <text:p text:style-name="P1">“track” a remote branch. Git will then inform you if one branch contains new commits that the other</text:p>
      <text:p text:style-name="P1">one doesn‘t have:</text:p>
      <text:p text:style-name="P1"/>
      <text:p text:style-name="P1"/>
      <text:p text:style-name="P3">git branch -vva <text:s text:c="3"/>----- <text:s text:c="2"/>display in square brackets the remotes of local branches</text:p>
      <text:p text:style-name="P3"/>
      <text:p text:style-name="P3"/>
      <text:p text:style-name="P3">That‘s when the “--amend” flag</text:p>
      <text:p text:style-name="P3">of the “git commit” command comes in handy: it allows you to change the very</text:p>
      <text:p text:style-name="P3">last commit really easily.</text:p>
      <text:p text:style-name="P3"/>
      <text:p text:style-name="P3"/>
      <text:p text:style-name="P3"/>
      <text:p text:style-name="P3">git commit --amend -m “This is the correct message” <text:s/>------ <text:s text:c="2"/><text:span text:style-name="T2">to amend the last commit message</text:span></text:p>
      <text:p text:style-name="P3"/>
      <text:p text:style-name="P3">In case you want to add some more changes to that last commit, you can simply</text:p>
      <text:p text:style-name="P3">stage them as normal and then commit again:</text:p>
      <text:p text:style-name="P3">$ git add &lt;some/changed/files&gt;</text:p>
      <text:p text:style-name="P3">$ git commit --amend -m “commit message</text:p>
      <text:p text:style-name="P3"/>
      <text:p text:style-name="P3"/>
      <text:p text:style-name="P3"/>
      <text:p text:style-name="P3">(b) You should never “amend” a commit that has already been published / pushed to a remote</text:p>
      <text:p text:style-name="P3">repository! This is because “amend” effectively produces a completely new commit object in</text:p>
      <text:p text:style-name="P3">the background that replaces the old one. If you‘re the only person who had this commit, doing</text:p>
      <text:p text:style-name="P3">this is safe. However, after publishing the original commit on a remote, other people might</text:p>
      <text:p text:style-name="P3">already have based new work on this commit. Replacing it with an amended version will cause</text:p>
      <text:p text:style-name="P3">problems.</text:p>
      <text:p text:style-name="P3"/>
      <text:p text:style-name="P3"/>
      <text:p text:style-name="P3"/>
      <text:p text:style-name="P3">Just like “revert”, the “reset” command also doesn‘t delete any commits. It just makes it look as if</text:p>
      <text:p text:style-name="P3">they hadn‘t existed and removes them from the history. However, they are still stored in Git‘s</text:p>
      <text:p text:style-name="P3">database for at least 30 days. So if you should ever notice you _accidentally_ removed commits you</text:p>
      <text:p text:style-name="P3">still need, one of your Git expert colleagues will still be able to restore them for you.</text:p>
      <text:p text:style-name="P3"/>
      <text:p text:style-name="P3"/>
      <text:p text:style-name="P3"/>
      <text:p text:style-name="P3">Both commands, revert and reset, only affect your current HEAD branch.</text:p>
      <text:p text:style-name="P3">Therefore, you should make sure you have checked out the correct branch before</text:p>
      <text:p text:style-name="P3">starting to play with them.</text:p>
      <text:p text:style-name="P3"/>
      <text:p text:style-name="P3"/>
      <text:p text:style-name="P4">READING DIFFS</text:p>
      <text:p text:style-name="P3">In version control, differences between two versions are presented in what‘s</text:p>
      <text:p text:style-name="P3">called a “diff” (or, synonymously, a “patch”).</text:p>
      <text:p text:style-name="P3"/>
      <text:p text:style-name="P4"><text:soft-page-break/>Compared Files a/d</text:p>
      <text:p text:style-name="P3">In most cases,A and B will be the same file, but in different versions. Although not used very</text:p>
      <text:p text:style-name="P3">often, a diff could also compare two completely unrelated files with each other</text:p>
      <text:p text:style-name="P3">to show how they differ.</text:p>
      <text:p text:style-name="P3"/>
      <text:p text:style-name="P4">File Metadata</text:p>
      <text:p text:style-name="P4">Git saves every version not only of the</text:p>
      <text:p text:style-name="P4">project but also of each file as an object.</text:p>
      <text:p text:style-name="P4"/>
      <text:p text:style-name="P4">The last number is an internal file mode identifier (100644 is</text:p>
      <text:p text:style-name="P4">just a “normal file”, while 100755 specifies an executable file and 120000</text:p>
      <text:p text:style-name="P4">represents a symbolic link).</text:p>
      <text:p text:style-name="P4"/>
      <text:p text:style-name="P4">Markers for a/b</text:p>
      <text:p text:style-name="P4">A and B are each assigned a symbol: for version</text:p>
      <text:p text:style-name="P4">A, this is a minus (“-”) sign and for version B, a plus (“+”) sign is used.</text:p>
      <text:p text:style-name="P4"/>
      <text:p text:style-name="P4"/>
      <text:p text:style-name="P4">Chunks</text:p>
      <text:p text:style-name="P4">Instead,it only shows those portions that were actually modified. Such a portion is called</text:p>
      <text:p text:style-name="P4">a “chunk” (or “hunk”). In addition to the actual changed lines, a chunk also</text:p>
      <text:p text:style-name="P4">contains a bit of “context”: some (unchanged) lines before and after the</text:p>
      <text:p text:style-name="P4">modification so you can better understand in what context that change happened.</text:p>
      <text:p text:style-name="P4"/>
      <text:p text:style-name="P4"/>
      <text:p text:style-name="P5">Chunks Header</text:p>
      <text:p text:style-name="P5">Each of these chunks is prepended by a header. Enclosed in two “@” signs each,</text:p>
      <text:p text:style-name="P5">Git tells you which lines were affected. In our case the following lines are</text:p>
      <text:p text:style-name="P5">represented in the first chunk:</text:p>
      <text:p text:style-name="P5">From file A (represented by a “-”), 6 lines are extracted, beginning from</text:p>
      <text:p text:style-name="P5">line no. 34</text:p>
      <text:p text:style-name="P5">From file B (represented by a “+”), 8 lines are displayed, also starting from</text:p>
      <text:p text:style-name="P5">line no. 34</text:p>
      <text:p text:style-name="P5"/>
      <text:p text:style-name="P5">The text after the closing pair of “@@” aims to clarify the context, again: Git</text:p>
      <text:p text:style-name="P5">tries to display a method name or other contextual information of where this</text:p>
      <text:p text:style-name="P5">chunk was taken from in the file. However, this greatly depends on the</text:p>
      <text:p text:style-name="P5">programming language and doesn‘t work in all scenarios.</text:p>
      <text:p text:style-name="P5"/>
      <text:p text:style-name="P5"/>
      <text:p text:style-name="P5">If you want to see only changes that have already been added to the Staging</text:p>
      <text:p text:style-name="P5">Area, “git diff --staged” is your command of choice.</text:p>
      <text:p text:style-name="P5"/>
      <text:p text:style-name="P5"/>
      <text:p text:style-name="P6">git <text:s/>log -p ---- git log + git diff</text:p>
      <text:p text:style-name="P6"/>
      <text:p text:style-name="P6"/>
      <text:p text:style-name="P7">git diff branch..branch ------ to display the changes in versions of two branches</text:p>
      <text:p text:style-name="P7"/>
      <text:p text:style-name="P7"><text:soft-page-break/>Instead of requesting such information on the branch level, you can even</text:p>
      <text:p text:style-name="P7">compare two arbitrary revisions with each other:</text:p>
      <text:p text:style-name="P7">$ git diff 0023cdd..fcd6199</text:p>
      <text:p text:style-name="P7"/>
      <text:p text:style-name="P7"/>
      <text:p text:style-name="P8">DEALING WITH MERGE CONFLICTS</text:p>
      <text:p text:style-name="P8"/>
      <text:p text:style-name="P8">The first thing that you should keep in mind is that you can always undo a merge</text:p>
      <text:p text:style-name="P8">and go back to the state before the conflict occurred. You‘re always able to undo</text:p>
      <text:p text:style-name="P8">and start fresh.</text:p>
      <text:p text:style-name="P8"/>
      <text:p text:style-name="P8"/>
      <text:p text:style-name="P8">This is because, in Git, conflicts</text:p>
      <text:p text:style-name="P8">can only occur on a developer‘s local machine - and not on the server.</text:p>
      <text:p text:style-name="P8"/>
      <text:p text:style-name="P8"/>
      <text:p text:style-name="P8">(that‘s what a branch effectively is: a context)</text:p>
      <text:p text:style-name="P8"/>
      <text:p text:style-name="P8"/>
      <text:p text:style-name="P8">But if two people changed the same lines in that same file, or if one person decided to delete it</text:p>
      <text:p text:style-name="P8">while the other person decided to modify it, Git simply cannot know what is correct. </text:p>
      <text:p text:style-name="P8"/>
      <text:p text:style-name="P8"/>
      <text:p text:style-name="P8">Git will tell you that you have “unmerged paths” (which is just another way of</text:p>
      <text:p text:style-name="P8">telling you that you have one or more conflicts) via “git status”:</text:p>
      <text:p text:style-name="P8"/>
      <text:p text:style-name="P8"/>
      <text:p text:style-name="P9">Git was nice enough to mark the problematic area in the file by enclosing it in “&lt;&lt;&lt;&lt;&lt;&lt;&lt;</text:p>
      <text:p text:style-name="P8">HEAD” and “&gt;&gt;&gt;&gt;&gt;&gt;&gt; [other/branch/name]”.</text:p>
      <text:p text:style-name="P8"/>
      <text:p text:style-name="P8"/>
      <text:p text:style-name="P8">The contents after the first marker originate from your current working branch.</text:p>
      <text:p text:style-name="P8">After the angle brackets, Git tells us where (from which branch) the changes</text:p>
      <text:p text:style-name="P8">came from. A line with “=======” separates the two conflicting changes.</text:p>
      <text:p text:style-name="P8"/>
      <text:p text:style-name="P8"/>
      <text:p text:style-name="P10">REBASING</text:p>
      <text:p text:style-name="P10"/>
      <text:p text:style-name="P10"/>
      <text:p text:style-name="P10">Therefore, you should use rebase only for cleaning up your local work - but</text:p>
      <text:p text:style-name="P10">never to rebase commits that have already been published.</text:p>
      <text:p text:style-name="P10"/>
      <text:p text:style-name="P12">git rebase --continue ---- to continue rebasing after resolving conflict</text:p>
      <text:p text:style-name="P10"/>
      <text:p text:style-name="P11">UNDOING MERGE </text:p>
      <text:p text:style-name="P11">git merge --abort ----- only undo the conflicted merge</text:p>
      <text:p text:style-name="P11"/>
      <text:p text:style-name="P11"/>
      <text:p text:style-name="P13"/>
      <text:p text:style-name="P14"><text:soft-page-break/>SUBMODULE</text:p>
      <text:p text:style-name="P14"/>
      <text:p text:style-name="P14"/>
      <text:p text:style-name="P10">A "Submodule" is just a standard Git repository. The only specialty is that it is</text:p>
      <text:p text:style-name="P10">nested inside a parent repository. In the common case of including a code library,</text:p>
      <text:p text:style-name="P10">you can simply add the library as a Submodule in your main project.</text:p>
      <text:p text:style-name="P10"/>
      <text:p text:style-name="P10"/>
      <text:p text:style-name="P10">git submodule add <text:a xlink:type="simple" xlink:href="https://github.com/djyde/ToProgress" text:style-name="Internet_20_link" text:visited-style-name="Visited_20_Internet_20_Link">https://github.com/djyde/ToProgress</text:a> ------ <text:span text:style-name="T3">to add a submodule</text:span></text:p>
      <text:p text:style-name="P10"/>
      <text:p text:style-name="P10"/>
      <text:p text:style-name="P10">A Submodule remains a fully functional Git repository: you can modify files,</text:p>
      <text:p text:style-name="P10">commit, pull, push, etc. from inside it like with any other repository.</text:p>
      <text:p text:style-name="P10"/>
      <text:p text:style-name="P10"/>
      <text:p text:style-name="P10">It's important to understand that the actual contents of a Submodule are not stored in its parent</text:p>
      <text:p text:style-name="P10">repository. Only its remote URL, the local path inside the main project and the checked out revision</text:p>
      <text:p text:style-name="P10">are stored by the main repository.</text:p>
      <text:p text:style-name="P10">Of course, the Submodule's working files are placed inside the specified directory in your project - in</text:p>
      <text:p text:style-name="P10">the end, you want to use the library's files! But they are not part of the parent project's version control</text:p>
      <text:p text:style-name="P10">contents.</text:p>
      <text:p text:style-name="P10"/>
      <text:p text:style-name="P10"/>
      <text:p text:style-name="P10">A new ".gitmodules" file was created. This is where Git keeps track of our</text:p>
      <text:p text:style-name="P10">Submodules and their configuration:</text:p>
      <text:p text:style-name="P10"/>
      <text:p text:style-name="P10"/>
      <text:p text:style-name="P10">Git also keeps record of the Submodule in your</text:p>
      <text:p text:style-name="P10">local ".git/config" file. Finally, it also keeps a copy of each Submodule's .git</text:p>
      <text:p text:style-name="P10">repository in its internal ".git/modules" folder.</text:p>
      <text:p text:style-name="P10"/>
      <text:p text:style-name="P10"/>
      <text:p text:style-name="P10">C<text:span text:style-name="T4">LONING</text:span> <text:span text:style-name="T4">A</text:span> P<text:span text:style-name="T4">ROJECT</text:span> <text:span text:style-name="T4">WITH</text:span> S<text:span text:style-name="T4">UBMODULES</text:span></text:p>
      <text:p text:style-name="P10"/>
      <text:p text:style-name="P10"/>
      <text:p text:style-name="P10">This shows when you clone a project that contains Submodules:</text:p>
      <text:p text:style-name="P10">by default, the "git clone" command only downloads the project itself. Our "lib"</text:p>
      <text:p text:style-name="P10">folder, however, would stay empty.</text:p>
      <text:p text:style-name="P10"/>
      <text:p text:style-name="P10"/>
      <text:p text:style-name="P10">(a) You can add the "--recurse-submodules" option to "git clone"; this tells</text:p>
      <text:p text:style-name="P10">Git to also initialize all Submodules when the cloning is finished.</text:p>
      <text:p text:style-name="P10">(b) If you used a simple "git clone" command without this option, you need</text:p>
      <text:p text:style-name="P10">to initialize the Submodules afterwards with "git submodule update --init --</text:p>
      <text:p text:style-name="P10">recursive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9T19:38:35.606586726</dc:date>
    <meta:editing-duration>PT10H42M25S</meta:editing-duration>
    <meta:editing-cycles>53</meta:editing-cycles>
    <meta:generator>LibreOffice/6.0.7.3$Linux_X86_64 LibreOffice_project/00m0$Build-3</meta:generator>
    <meta:document-statistic meta:table-count="0" meta:image-count="0" meta:object-count="0" meta:page-count="6" meta:paragraph-count="170" meta:word-count="1746" meta:character-count="9935" meta:non-whitespace-character-count="8350"/>
  </office:meta>
</office:document-meta>
</file>